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5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verbatim</text:p>
          </table:table-cell>
          <table:table-cell office:value-type="string" calcext:value-type="string">
            <text:p>seccion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office:value-type="string" calcext:value-type="string">
            <text:p>Macrosoma cascaria</text:p>
          </table:table-cell>
          <table:table-cell office:value-type="string" calcext:value-type="string">
            <text:p><text:a xlink:href="http://biodiversitylibrary.org/page/33767725" xlink:type="simple">http://biodiversitylibrary.org/page/33767725</text:a></text:p>
          </table:table-cell>
          <table:table-cell office:value-type="string" calcext:value-type="string">
            <text:p>Phellinodes cascaria (Schaus)</text:p>
          </table:table-cell>
          <table:table-cell office:value-type="string" calcext:value-type="string">
            <text:p>Mexico to Venezuela</text:p>
          </table:table-cell>
          <table:table-cell office:value-type="string" calcext:value-type="string">
            <text:p>Distribución</text:p>
          </table:table-cell>
          <table:table-cell office:value-type="string" calcext:value-type="string">
            <text:p>Distribuida entre México y Venezuela</text:p>
          </table:table-cell>
          <table:table-cell office:value-type="string" calcext:value-type="string">
            <text:p>Prout (1910) Lepidoptera Heterocera Fam. Geometridae. En: Whytman, Genera Insectorum. Fasc. 54. Bruselas, Bélgica</text:p>
          </table:table-cell>
        </table:table-row>
        <table:table-row table:style-name="ro1">
          <table:table-cell office:value-type="string" calcext:value-type="string">
            <text:p>Macrosoma hedylaria</text:p>
          </table:table-cell>
          <table:table-cell office:value-type="string" calcext:value-type="string">
            <text:p><text:a xlink:href="http://biodiversitylibrary.org/page/33767724" xlink:type="simple">http://biodiversitylibrary.org/page/33767724</text:a></text:p>
          </table:table-cell>
          <table:table-cell office:value-type="string" calcext:value-type="string">
            <text:p>Phellinodes hedylaria</text:p>
          </table:table-cell>
          <table:table-cell office:value-type="string" calcext:value-type="string">
            <text:p>“S. America”? N. Brazil</text:p>
          </table:table-cell>
          <table:table-cell office:value-type="string" calcext:value-type="string">
            <text:p>Distribución</text:p>
          </table:table-cell>
          <table:table-cell office:value-type="string" calcext:value-type="string">
            <text:p>Distribuida en el norte de Suramérica</text:p>
          </table:table-cell>
          <table:table-cell office:value-type="string" calcext:value-type="string">
            <text:p>Prout (1910) Lepidoptera Heterocera Fam. Geometridae. En: Whytman, Genera Insectorum. Fasc. 54. Bruselas, Bélgica</text:p>
          </table:table-cell>
        </table:table-row>
        <table:table-row table:style-name="ro1">
          <table:table-cell office:value-type="string" calcext:value-type="string">
            <text:p>Macrosoma conifera</text:p>
          </table:table-cell>
          <table:table-cell office:value-type="string" calcext:value-type="string">
            <text:p><text:a xlink:href="http://biodiversitylibrary.org/page/33767724" xlink:type="simple">http://biodiversitylibrary.org/page/33767724</text:a></text:p>
          </table:table-cell>
          <table:table-cell office:value-type="string" calcext:value-type="string">
            <text:p>Phellinodes conifera</text:p>
          </table:table-cell>
          <table:table-cell office:value-type="string" calcext:value-type="string">
            <text:p>Surinam, Amazons</text:p>
          </table:table-cell>
          <table:table-cell office:value-type="string" calcext:value-type="string">
            <text:p>Distribución</text:p>
          </table:table-cell>
          <table:table-cell/>
          <table:table-cell office:value-type="string" calcext:value-type="string">
            <text:p>Prout (1910) Lepidoptera Heterocera Fam. Geometridae. En: Whytman, Genera Insectorum. Fasc. 54. Bruselas, Bélgica</text:p>
          </table:table-cell>
        </table:table-row>
        <table:table-row table:style-name="ro1">
          <table:table-cell office:value-type="string" calcext:value-type="string">
            <text:p>Macrosoma conifera</text:p>
          </table:table-cell>
          <table:table-cell office:value-type="string" calcext:value-type="string">
            <text:p><text:a xlink:href="http://digitalcommons.unl.edu/cgi/viewcontent.cgi?article=1897&amp;context=insectamundi" xlink:type="simple">http://digitalcommons.unl.edu/cgi/viewcontent.cgi?article=1897&amp;context=insectamundi</text:a></text:p>
          </table:table-cell>
          <table:table-cell office:value-type="string" calcext:value-type="string">
            <text:p>Macrosoma conifera (W. Warren 1897)</text:p>
          </table:table-cell>
          <table:table-cell office:value-type="string" calcext:value-type="string">
            <text:p>Records from Morne Bleu only</text:p>
          </table:table-cell>
          <table:table-cell office:value-type="string" calcext:value-type="string">
            <text:p>Distribución</text:p>
          </table:table-cell>
          <table:table-cell/>
          <table:table-cell office:value-type="string" calcext:value-type="string">
            <text:p>Cock (2014) An updated and annotated checklist of the Hedylidae and Hesperiidae (Lepidoptera) <text:s/>of Trinidad, West Indies. Insecta Mundi 0393: 1–40</text:p>
          </table:table-cell>
        </table:table-row>
        <table:table-row table:style-name="ro1">
          <table:table-cell office:value-type="string" calcext:value-type="string">
            <text:p>Macrosoma conifera</text:p>
          </table:table-cell>
          <table:table-cell office:value-type="string" calcext:value-type="string">
            <text:p><text:a xlink:href="http://booksandjournals.brillonline.com/content/journals/10.1163/187631290x00094" xlink:type="simple">http://booksandjournals.brillonline.com/content/journals/10.1163/187631290x00094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Distribuida en Colombia, el escudo Guayanés, Amazonas y la Isla de Trinidad</text:p>
          </table:table-cell>
          <table:table-cell office:value-type="string" calcext:value-type="string">
            <text:p>Scoble (1990) A catalogue of the Hedylidae (Lepidoptera: Hedyloidea), with description of two new species. Entomologica Scandinavica 21: 113-119</text:p>
          </table:table-cell>
        </table:table-row>
        <table:table-row table:style-name="ro1">
          <table:table-cell office:value-type="string" calcext:value-type="string">
            <text:p>Macrosoma cascaria</text:p>
          </table:table-cell>
          <table:table-cell office:value-type="string" calcext:value-type="string">
            <text:p><text:a xlink:href="http://booksandjournals.brillonline.com/content/journals/10.1163/187631290x00094" xlink:type="simple">http://booksandjournals.brillonline.com/content/journals/10.1163/187631290x00094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/>
          <table:table-cell office:value-type="string" calcext:value-type="string">
            <text:p>Scoble (1990) A catalogue of the Hedylidae (Lepidoptera: Hedyloidea), with description of two new species. Entomologica Scandinavica 21: 113-119</text:p>
          </table:table-cell>
        </table:table-row>
        <table:table-row table:style-name="ro1">
          <table:table-cell office:value-type="string" calcext:value-type="string">
            <text:p>Macrosoma hedylaria</text:p>
          </table:table-cell>
          <table:table-cell office:value-type="string" calcext:value-type="string">
            <text:p><text:a xlink:href="http://booksandjournals.brillonline.com/content/journals/10.1163/187631290x00094" xlink:type="simple">http://booksandjournals.brillonline.com/content/journals/10.1163/187631290x00094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/>
          <table:table-cell office:value-type="string" calcext:value-type="string">
            <text:p>Scoble (1990) A catalogue of the Hedylidae (Lepidoptera: Hedyloidea), with description of two new species. Entomologica Scandinavica 21: 113-119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4400769" xlink:type="simple">http://biodiversitylibrary.org/page/24400769</text:a></text:p>
          </table:table-cell>
          <table:table-cell office:value-type="string" calcext:value-type="string">
            <text:p>Coliade lyside</text:p>
          </table:table-cell>
          <table:table-cell office:value-type="string" calcext:value-type="string">
            <text:p>Elle eft de quatrième taille, d'un blanc-jaunâtre, <text:s/>notamment vers l'extréoiité. ijes premières ailes <text:s/>ont le fommet un peu aigu êi la bafe d'un jaune- <text:s/>foncé. Les fécondes ailes font arrcudies. Le def- <text:s/>fous des unes &amp; des autres ne diffère du deflus <text:s/>que parce qu'il eft un peu luifant , &amp; parce que les <text:s/>inférieures ont le milieu marqué d'une iiL-rvure <text:s/>Irès-faillanie. Les antennes fout courtes, griialres, <text:s/>avec le bout de la maffue ferrugineux. <text:s text:c="3"/>Elle habite 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IX</text:p>
          </table:table-cell>
          <table:table-cell office:value-type="string" calcext:value-type="string">
            <text:p>Godart, M. (1819). Encyclopédie méthodique. Histoire Naturelle. Volume 9. Paris.</text:p>
          </table:table-cell>
        </table:table-row>
        <table:table-row table:style-name="ro1">
          <table:table-cell office:value-type="string" calcext:value-type="string">
            <text:p>Ganyra josephina</text:p>
          </table:table-cell>
          <table:table-cell office:value-type="string" calcext:value-type="string">
            <text:p><text:a xlink:href="http://biodiversitylibrary.org/page/24400829" xlink:type="simple">http://biodiversitylibrary.org/page/24400829</text:a></text:p>
          </table:table-cell>
          <table:table-cell office:value-type="string" calcext:value-type="string">
            <text:p>Pieris josephina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IX</text:p>
          </table:table-cell>
          <table:table-cell office:value-type="string" calcext:value-type="string">
            <text:p>Godart, M. (1819). Encyclopédie méthodique. Histoire Naturelle. Volume 9. Paris.</text:p>
          </table:table-cell>
        </table:table-row>
        <table:table-row table:style-name="ro1">
          <table:table-cell office:value-type="string" calcext:value-type="string">
            <text:p>Anteos maerula</text:p>
          </table:table-cell>
          <table:table-cell office:value-type="string" calcext:value-type="string">
            <text:p><text:a xlink:href="http://biodiversitylibrary.org/page/24400760" xlink:type="simple">http://biodiversitylibrary.org/page/24400760</text:a></text:p>
          </table:table-cell>
          <table:table-cell office:value-type="string" calcext:value-type="string">
            <text:p>Colias maerula</text:p>
          </table:table-cell>
          <table:table-cell table:number-columns-repeated="3"/>
          <table:table-cell office:value-type="string" calcext:value-type="string">
            <text:p>Godart, M. (1819). Encyclopédie méthodique. Histoire Naturelle. Volume 9. Paris.</text:p>
          </table:table-cell>
        </table:table-row>
        <table:table-row table:style-name="ro1">
          <table:table-cell office:value-type="string" calcext:value-type="string">
            <text:p>Agraulis vanillae</text:p>
          </table:table-cell>
          <table:table-cell table:style-name="ce1" office:value-type="string" calcext:value-type="string">
            <text:p><text:a xlink:href="http://biodiversitylibrary.org/page/52750070" xlink:type="simple">http://biodiversitylibrary.org/page/52750070</text:a></text:p>
          </table:table-cell>
          <table:table-cell office:value-type="string" calcext:value-type="string">
            <text:p>Papilio vanillae</text:p>
          </table:table-cell>
          <table:table-cell office:value-type="string" calcext:value-type="string">
            <text:p>Alae maculis argenteis primorum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Anartia amathea</text:p>
          </table:table-cell>
          <table:table-cell office:value-type="string" calcext:value-type="string">
            <text:p><text:a xlink:href="http://biodiversitylibrary.org/page/52750066" xlink:type="simple">http://biodiversitylibrary.org/page/52750066</text:a></text:p>
          </table:table-cell>
          <table:table-cell office:value-type="string" calcext:value-type="string">
            <text:p>Papilio amathea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Collobura dirce</text:p>
          </table:table-cell>
          <table:table-cell office:value-type="string" calcext:value-type="string">
            <text:p><text:a xlink:href="http://biodiversitylibrary.org/page/52750065" xlink:type="simple">http://biodiversitylibrary.org/page/52750065</text:a></text:p>
          </table:table-cell>
          <table:table-cell office:value-type="string" calcext:value-type="string">
            <text:p>Papilio dirce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Danaus plexippus</text:p>
          </table:table-cell>
          <table:table-cell office:value-type="string" calcext:value-type="string">
            <text:p><text:a xlink:href="http://biodiversitylibrary.org/page/52750065" xlink:type="simple">http://biodiversitylibrary.org/page/52750065</text:a></text:p>
          </table:table-cell>
          <table:table-cell office:value-type="string" calcext:value-type="string">
            <text:p>Papilio plexippus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Rhabdodryas trite</text:p>
          </table:table-cell>
          <table:table-cell office:value-type="string" calcext:value-type="string">
            <text:p><text:a xlink:href="http://biodiversitylibrary.org/page/52750057" xlink:type="simple">http://biodiversitylibrary.org/page/52750057</text:a></text:p>
          </table:table-cell>
          <table:table-cell office:value-type="string" calcext:value-type="string">
            <text:p>Papilio trite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Phoebis sennae</text:p>
          </table:table-cell>
          <table:table-cell office:value-type="string" calcext:value-type="string">
            <text:p><text:a xlink:href="http://biodiversitylibrary.org/page/52750058" xlink:type="simple">http://biodiversitylibrary.org/page/52750058</text:a></text:p>
          </table:table-cell>
          <table:table-cell office:value-type="string" calcext:value-type="string">
            <text:p>Papilio sennae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Heliconius erato</text:p>
          </table:table-cell>
          <table:table-cell office:value-type="string" calcext:value-type="string">
            <text:p><text:a xlink:href="http://biodiversitylibrary.org/page/52750055" xlink:type="simple">http://biodiversitylibrary.org/page/52750055</text:a></text:p>
          </table:table-cell>
          <table:table-cell office:value-type="string" calcext:value-type="string">
            <text:p>Papilio erato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Heliconius melpomene</text:p>
          </table:table-cell>
          <table:table-cell office:value-type="string" calcext:value-type="string">
            <text:p><text:a xlink:href="http://biodiversitylibrary.org/page/52750055" xlink:type="simple">http://biodiversitylibrary.org/page/52750055</text:a></text:p>
          </table:table-cell>
          <table:table-cell office:value-type="string" calcext:value-type="string">
            <text:p>Papilio melpomene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Siproeta stelenes</text:p>
          </table:table-cell>
          <table:table-cell office:value-type="string" calcext:value-type="string">
            <text:p><text:a xlink:href="http://biodiversitylibrary.org/page/188750" xlink:type="simple">http://biodiversitylibrary.org/page/188750</text:a></text:p>
          </table:table-cell>
          <table:table-cell office:value-type="string" calcext:value-type="string">
            <text:p>Papilio maximum fulcus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las islas del Caribe</text:p>
          </table:table-cell>
          <table:table-cell office:value-type="string" calcext:value-type="string">
            <text:p>Sloane (1707) A voyage to the islands of Madera, Barbados, Nieves, St. Christopher and Jamaica.Tomo II. Londres.</text:p>
          </table:table-cell>
        </table:table-row>
        <table:table-row table:style-name="ro1">
          <table:table-cell office:value-type="string" calcext:value-type="string">
            <text:p>Siproeta stelenes</text:p>
          </table:table-cell>
          <table:table-cell office:value-type="string" calcext:value-type="string">
            <text:p><text:a xlink:href="http://biodiversitylibrary.org/page/52750053" xlink:type="simple">http://biodiversitylibrary.org/page/52750053</text:a></text:p>
          </table:table-cell>
          <table:table-cell office:value-type="string" calcext:value-type="string">
            <text:p>Papilio stelenes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Phoebis sennae</text:p>
          </table:table-cell>
          <table:table-cell office:value-type="string" calcext:value-type="string">
            <text:p><text:a xlink:href="http://biodiversitylibrary.org/page/188747" xlink:type="simple">http://biodiversitylibrary.org/page/188747</text:a></text:p>
          </table:table-cell>
          <table:table-cell office:value-type="string" calcext:value-type="string">
            <text:p>Papilio sulphureus ….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las islas del Caribe</text:p>
          </table:table-cell>
          <table:table-cell office:value-type="string" calcext:value-type="string">
            <text:p>Sloane (1707) A voyage to the islands of Madera, Barbados, Nieves, St. Christopher and Jamaica.Tomo II. Londres.</text:p>
          </table:table-cell>
        </table:table-row>
        <table:table-row table:style-name="ro1">
          <table:table-cell office:value-type="string" calcext:value-type="string">
            <text:p>Danaus plexippus</text:p>
          </table:table-cell>
          <table:table-cell office:value-type="string" calcext:value-type="string">
            <text:p><text:a xlink:href="http://biodiversitylibrary.org/page/188750" xlink:type="simple">http://biodiversitylibrary.org/page/188750</text:a></text:p>
          </table:table-cell>
          <table:table-cell table:number-columns-repeated="2"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las islas del Caribe</text:p>
          </table:table-cell>
          <table:table-cell office:value-type="string" calcext:value-type="string">
            <text:p>Sloane (1707) A voyage to the islands of Madera, Barbados, Nieves, St. Christopher and Jamaica.Tomo II. Londres.</text:p>
          </table:table-cell>
        </table:table-row>
        <table:table-row table:style-name="ro1">
          <table:table-cell office:value-type="string" calcext:value-type="string">
            <text:p>Siproeta stelenes</text:p>
          </table:table-cell>
          <table:table-cell office:value-type="string" calcext:value-type="string">
            <text:p><text:a xlink:href="http://biodiversitylibrary.org/page/41398747" xlink:type="simple">http://biodiversitylibrary.org/page/41398747</text:a></text:p>
          </table:table-cell>
          <table:table-cell table:number-columns-repeated="2"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Sur América</text:p>
          </table:table-cell>
          <table:table-cell office:value-type="string" calcext:value-type="string">
            <text:p>Merian (1705) Metamorphosis insectorum surinamensium. Amsterdam</text:p>
          </table:table-cell>
        </table:table-row>
        <table:table-row table:style-name="ro1">
          <table:table-cell office:value-type="string" calcext:value-type="string">
            <text:p>Anartia jatrophae</text:p>
          </table:table-cell>
          <table:table-cell office:value-type="string" calcext:value-type="string">
            <text:p><text:a xlink:href="http://biodiversitylibrary.org/page/41398741" xlink:type="simple">http://biodiversitylibrary.org/page/41398741</text:a></text:p>
          </table:table-cell>
          <table:table-cell table:number-columns-repeated="2"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Sur América</text:p>
          </table:table-cell>
          <table:table-cell office:value-type="string" calcext:value-type="string">
            <text:p>Merian (1705) Metamorphosis insectorum surinamensium. Amsterdam</text:p>
          </table:table-cell>
        </table:table-row>
        <table:table-row table:style-name="ro1">
          <table:table-cell office:value-type="string" calcext:value-type="string">
            <text:p>Agraulis vanillae</text:p>
          </table:table-cell>
          <table:table-cell office:value-type="string" calcext:value-type="string">
            <text:p><text:a xlink:href="http://biodiversitylibrary.org/page/41398774" xlink:type="simple">http://biodiversitylibrary.org/page/41398774</text:a></text:p>
          </table:table-cell>
          <table:table-cell table:number-columns-repeated="2"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Sur América</text:p>
          </table:table-cell>
          <table:table-cell office:value-type="string" calcext:value-type="string">
            <text:p>Merian (1705) Metamorphosis insectorum surinamensium. Amsterdam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566033" xlink:type="simple">http://biodiversitylibrary.org/page/2566033</text:a></text:p>
          </table:table-cell>
          <table:table-cell table:number-columns-repeated="3"/>
          <table:table-cell office:value-type="string" calcext:value-type="string">
            <text:p>compra y venta de ejempĺares para colección</text:p>
          </table:table-cell>
          <table:table-cell/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566045" xlink:type="simple">http://biodiversitylibrary.org/page/2566045</text:a></text:p>
          </table:table-cell>
          <table:table-cell table:number-columns-repeated="3"/>
          <table:table-cell office:value-type="string" calcext:value-type="string">
            <text:p>compra y venta de ejempĺares para colección</text:p>
          </table:table-cell>
          <table:table-cell/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589412" xlink:type="simple">http://biodiversitylibrary.org/page/589412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Centro América</text:p>
          </table:table-cell>
          <table:table-cell office:value-type="string" calcext:value-type="string">
            <text:p>Biologia Centrali-Americana :zoology, botany and archaeology /edited by Frederick Ducane Godman and Osbert Salvin.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3617476" xlink:type="simple">http://biodiversitylibrary.org/page/23617476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Norte América</text:p>
          </table:table-cell>
          <table:table-cell office:value-type="string" calcext:value-type="string">
            <text:p>The butterflies of the eastern United States. For the use of classes in zoology, and private students, by G. H. French.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8519145" xlink:type="simple">http://biodiversitylibrary.org/page/28519145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Butler (1878) On a small collection of Lepidoptera from Jamaica. Proceedings of the Zoological Society of London. 480-495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39257265" xlink:type="simple">http://biodiversitylibrary.org/page/39257265</text:a></text:p>
          </table:table-cell>
          <table:table-cell office:value-type="string" calcext:value-type="string">
            <text:p>Kricogonia lyside</text:p>
          </table:table-cell>
          <table:table-cell/>
          <table:table-cell office:value-type="string" calcext:value-type="string">
            <text:p>Fotografía</text:p>
          </table:table-cell>
          <table:table-cell office:value-type="string" calcext:value-type="string">
            <text:p>Norte América</text:p>
          </table:table-cell>
          <table:table-cell office:value-type="string" calcext:value-type="string">
            <text:p>Holland (1898) The butterfly book. Nueva York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50670396" xlink:type="simple">http://biodiversitylibrary.org/page/50670396</text:a></text:p>
          </table:table-cell>
          <table:table-cell office:value-type="string" calcext:value-type="string">
            <text:p>Kricogonia lyside</text:p>
          </table:table-cell>
          <table:table-cell/>
          <table:table-cell office:value-type="string" calcext:value-type="string">
            <text:p>Descripción</text:p>
          </table:table-cell>
          <table:table-cell/>
          <table:table-cell office:value-type="string" calcext:value-type="string">
            <text:p>Klots (1931) A generic revision of the Pieridae. Entomologica Americana 12 (3): 139-254</text:p>
          </table:table-cell>
        </table:table-row>
        <table:table-row table:style-name="ro1">
          <table:table-cell/>
          <table:table-cell office:value-type="string" calcext:value-type="string">
            <text:p><text:a xlink:href="http://biodiversitylibrary.org/page/50670518" xlink:type="simple">http://biodiversitylibrary.org/page/50670518</text:a></text:p>
          </table:table-cell>
          <table:table-cell table:number-columns-repeated="3"/>
          <table:table-cell office:value-type="string" calcext:value-type="string">
            <text:p>Hipótesis filogenia Pierinae</text:p>
          </table:table-cell>
          <table:table-cell office:value-type="string" calcext:value-type="string">
            <text:p>Klots (1931) A generic revision of the Pieridae. Entomologica Americana 12 (3): 139-254</text:p>
          </table:table-cell>
        </table:table-row>
        <table:table-row table:style-name="ro1">
          <table:table-cell office:value-type="string" calcext:value-type="string">
            <text:p>Moschoneura pinthous</text:p>
          </table:table-cell>
          <table:table-cell office:value-type="string" calcext:value-type="string">
            <text:p>http://archive.org/stream/carolilinnaeisys12linn#page/488/mode/1up</text:p>
          </table:table-cell>
          <table:table-cell table:number-columns-repeated="2"/>
          <table:table-cell office:value-type="string" calcext:value-type="string">
            <text:p>Descripción</text:p>
          </table:table-cell>
          <table:table-cell office:value-type="string" calcext:value-type="string">
            <text:p>''Moschoneura pinthous'' fue descrita originalmente por Linnaeus en su obra “Systema naturae” a partir de ejemplares provenientes del nuevo mundo.</text:p>
          </table:table-cell>
          <table:table-cell office:value-type="string" calcext:value-type="string">
            <text:p>Linnaeus (1758) Systema Naturae per Regna Tria Naturae, Secundum Clases, Ordines, Genera, Species, cum Characteribus, Differentiis, Symonymis, Locis. Tomis I. 10th Edition Syst. Nat. (Edn 10) 1 : 1-338, : 339-824 </text:p>
          </table:table-cell>
        </table:table-row>
        <table:table-row table:style-name="ro1">
          <table:table-cell office:value-type="string" calcext:value-type="string">
            <text:p>Alera romeroi</text:p>
          </table:table-cell>
          <table:table-cell office:value-type="string" calcext:value-type="string">
            <text:p><text:a xlink:href="http://dx.doi.org/10.1590/S0101-81752004000400028" xlink:type="simple">http://dx.doi.org/10.1590/S0101-81752004000400028</text:a></text:p>
          </table:table-cell>
          <table:table-cell office:value-type="string" calcext:value-type="string">
            <text:p>Alera romeroi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Presente en bosques montanos en los estados Aragua y Carabobo</text:p>
          </table:table-cell>
          <table:table-cell office:value-type="string" calcext:value-type="string">
            <text:p>Mielke &amp; Casagrande (2004) Duas novas espécies de Alera Mabille (Lepidoptera, Hesperiidae, Hesperiinae). Revista Brasileira de Zoologia 21(4): 913-918</text:p>
          </table:table-cell>
        </table:table-row>
        <table:table-row table:style-name="ro1">
          <table:table-cell office:value-type="string" calcext:value-type="string">
            <text:p>Alera romeroi</text:p>
          </table:table-cell>
          <table:table-cell office:value-type="string" calcext:value-type="string">
            <text:p><text:a xlink:href="http://dx.doi.org/10.1590/S0101-81752004000400028" xlink:type="simple">http://dx.doi.org/10.1590/S0101-81752004000400028</text:a></text:p>
          </table:table-cell>
          <table:table-cell office:value-type="string" calcext:value-type="string">
            <text:p>Alera romeroi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a partir de ejemplares capturados a mediados del siglo XIX</text:p>
          </table:table-cell>
          <table:table-cell office:value-type="string" calcext:value-type="string">
            <text:p>Mielke &amp; Casagrande (2004) Duas novas espécies de Alera Mabille (Lepidoptera, Hesperiidae, Hesperiinae). Revista Brasileira de Zoologia 21(4): 913-918</text:p>
          </table:table-cell>
        </table:table-row>
        <table:table-row table:style-name="ro1">
          <table:table-cell office:value-type="string" calcext:value-type="string">
            <text:p>Contrafacia marmoris</text:p>
          </table:table-cell>
          <table:table-cell office:value-type="string" calcext:value-type="string">
            <text:p><text:a xlink:href="http://archive.org/stream/proceedingsofzoo19074471121zool#page/603/mode/1up" xlink:type="simple">http://archive.org/stream/proceedingsofzoo19074471121zool#page/603/mode/1up</text:a></text:p>
          </table:table-cell>
          <table:table-cell office:value-type="string" calcext:value-type="string">
            <text:p>Thecla marmoris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XX a partir de un ejemplar procedente de Colombia.</text:p>
          </table:table-cell>
          <table:table-cell office:value-type="string" calcext:value-type="string">
            <text:p>Druce (1907) On Neotropical Lycaenidae with descriptions of new species. Proceedings of the zoological Society of London. 1907(3): 566–632. pls 31-36.</text:p>
          </table:table-cell>
        </table:table-row>
        <table:table-row table:style-name="ro1">
          <table:table-cell office:value-type="string" calcext:value-type="string">
            <text:p>Contrafacia marmoris</text:p>
          </table:table-cell>
          <table:table-cell office:value-type="string" calcext:value-type="string">
            <text:p><text:a xlink:href="http://biodiversitylibrary.org/page/50823069" xlink:type="simple">http://biodiversitylibrary.org/page/50823069</text:a></text:p>
          </table:table-cell>
          <table:table-cell office:value-type="string" calcext:value-type="string">
            <text:p>Orcya marmoris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Poco representada en colecciones y poco estudiada en campo, aparentemente habita en ecosistemas montanos. Se conocen dos poblaciones disyuntas en Ecuador y Venezuela</text:p>
          </table:table-cell>
          <table:table-cell office:value-type="string" calcext:value-type="string">
            <text:p>Johnson (1990) The New Hairsteak Butterfly Genus Orcya, a Revision of the Neotropical 'Thecla' orcynia Assemblage (Lepidoptera: Lycaenidae). Journal of The New York Entomological Society 98:50—87</text:p>
          </table:table-cell>
        </table:table-row>
        <table:table-row table:style-name="ro1">
          <table:table-cell office:value-type="string" calcext:value-type="string">
            <text:p>Contrafacia marmoris</text:p>
          </table:table-cell>
          <table:table-cell office:value-type="string" calcext:value-type="string">
            <text:p><text:a xlink:href="http://biodiversitylibrary.org/page/50821303" xlink:type="simple">http://biodiversitylibrary.org/page/50821303</text:a></text:p>
          </table:table-cell>
          <table:table-cell office:value-type="string" calcext:value-type="string">
            <text:p>Contrafacia marmoris</text:p>
          </table:table-cell>
          <table:table-cell/>
          <table:table-cell office:value-type="string" calcext:value-type="string">
            <text:p>Taxonomía</text:p>
          </table:table-cell>
          <table:table-cell office:value-type="string" calcext:value-type="string">
            <text:p>Actualmente se considera como parte del género Contrafacia</text:p>
          </table:table-cell>
          <table:table-cell office:value-type="string" calcext:value-type="string">
            <text:p>Johnson (1989) A Revisionary Study of the Neotropical Hairstreak Butterfly Genus Noreena and Its New Sister Genus Contrafacia (Lepidoptera: Lycaenidae). Journal of The New York Entomological Society 97:11—46</text:p>
          </table:table-cell>
        </table:table-row>
        <table:table-row table:style-name="ro1">
          <table:table-cell office:value-type="string" calcext:value-type="string">
            <text:p>Erora lorina</text:p>
          </table:table-cell>
          <table:table-cell office:value-type="string" calcext:value-type="string">
            <text:p><text:a xlink:href="http://archive.org/stream/illustrationsofd02hewi#page/n172/mode/1up" xlink:type="simple">http://archive.org/stream/illustrationsofd02hewi#page/n172/mode/1up</text:a></text:p>
          </table:table-cell>
          <table:table-cell office:value-type="string" calcext:value-type="string">
            <text:p>Thecla lorina</text:p>
          </table:table-cell>
          <table:table-cell/>
          <table:table-cell office:value-type="string" calcext:value-type="string">
            <text:p>Ilustración</text:p>
          </table:table-cell>
          <table:table-cell office:value-type="string" calcext:value-type="string">
            <text:p>Ilustración de la descripción original, sin datos de localidad</text:p>
          </table:table-cell>
          <table:table-cell office:value-type="string" calcext:value-type="string">
            <text:p>Hewitson (1862) Illustrations of diurnal Lepidoptera, Lycænidæ. Taylor and Francis. London, UK</text:p>
          </table:table-cell>
        </table:table-row>
        <table:table-row table:style-name="ro1">
          <table:table-cell office:value-type="string" calcext:value-type="string">
            <text:p>Gesta heteropterus</text:p>
          </table:table-cell>
          <table:table-cell office:value-type="string" calcext:value-type="string">
            <text:p><text:a xlink:href="http://archive.org/stream/psyche__1214190507camb#page/n249/mode/1up" xlink:type="simple">http://archive.org/stream/psyche__1214190507camb#page/n249/mode/1up</text:a></text:p>
          </table:table-cell>
          <table:table-cell office:value-type="string" calcext:value-type="string">
            <text:p>Thanaos parkeri</text:p>
          </table:table-cell>
          <table:table-cell/>
          <table:table-cell office:value-type="string" calcext:value-type="string">
            <text:p>Taxonomía</text:p>
          </table:table-cell>
          <table:table-cell office:value-type="string" calcext:value-type="string">
            <text:p>''Thanaos parkeri'' descrito de un ejemplar proveniente de “Suapure, Venezuela”, es considerado actualmente un sinónimo de ''Gesta heteropterus''</text:p>
          </table:table-cell>
          <table:table-cell office:value-type="string" calcext:value-type="string">
            <text:p>Weeks (1906) … Psyche 13 (2-3): 72</text:p>
          </table:table-cell>
        </table:table-row>
        <table:table-row table:style-name="ro1">
          <table:table-cell office:value-type="string" calcext:value-type="string">
            <text:p>Gunayan rhacia</text:p>
          </table:table-cell>
          <table:table-cell office:value-type="string" calcext:value-type="string">
            <text:p><text:a xlink:href="http://dx.doi.org/10.1590/S0101-81752002000100020" xlink:type="simple">http://dx.doi.org/10.1590/S0101-81752002000100020</text:a></text:p>
          </table:table-cell>
          <table:table-cell table:number-columns-repeated="2"/>
          <table:table-cell office:value-type="string" calcext:value-type="string">
            <text:p>Taxonomía</text:p>
          </table:table-cell>
          <table:table-cell office:value-type="string" calcext:value-type="string">
            <text:p>Especie asignada al género Guyanan</text:p>
          </table:table-cell>
          <table:table-cell office:value-type="string" calcext:value-type="string">
            <text:p>Mielke (2002) Pyrrhopyginae: gêneros novos e revalidados (Lepidoptera, Hesperiidae). Rev. Bras. Zool. 19(1):217-228</text:p>
          </table:table-cell>
        </table:table-row>
        <table:table-row table:style-name="ro1">
          <table:table-cell office:value-type="string" calcext:value-type="string">
            <text:p>Janthecla leea</text:p>
          </table:table-cell>
          <table:table-cell office:value-type="string" calcext:value-type="string">
            <text:p><text:a xlink:href="https://entomology.si.edu/StaffPages/Robbins/1991_RobbinsVenables_Synopsis.pdf" xlink:type="simple">https://entomology.si.edu/StaffPages/Robbins/1991_RobbinsVenables_Synopsis.pdf</text:a></text:p>
          </table:table-cell>
          <table:table-cell office:value-type="string" calcext:value-type="string">
            <text:p>Janthecla leea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a partir de ejemplares colectados en diferentes países del continente sur americano</text:p>
          </table:table-cell>
          <table:table-cell office:value-type="string" calcext:value-type="string">
            <text:p>Robbins &amp; Venables (1991) SYNOPSIS OF A NEW NEOTROPICAL HAIRSTREAK GENUS, JANTHECLA, AND DESCRIPTION OF A NEW SPECIES (LYCAENIDAE). Journal of the Lepidopterists' Society 45(1): 11-33</text:p>
          </table:table-cell>
        </table:table-row>
        <table:table-row table:style-name="ro1">
          <table:table-cell office:value-type="string" calcext:value-type="string">
            <text:p>Janthecla leea</text:p>
          </table:table-cell>
          <table:table-cell office:value-type="string" calcext:value-type="string">
            <text:p><text:a xlink:href="https://entomology.si.edu/StaffPages/Robbins/1991_RobbinsVenables_Synopsis.pdf" xlink:type="simple">https://entomology.si.edu/StaffPages/Robbins/1991_RobbinsVenables_Synopsis.pdf</text:a></text:p>
          </table:table-cell>
          <table:table-cell office:value-type="string" calcext:value-type="string">
            <text:p>Janthecla leea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Distribuida en varios paises amazónicos y el escudo Guayanes. En Venezuela está presente en Rancho Grande, estado Aragua.</text:p>
          </table:table-cell>
          <table:table-cell office:value-type="string" calcext:value-type="string">
            <text:p>Robbins &amp; Venables (1991) SYNOPSIS OF A NEW NEOTROPICAL HAIRSTREAK GENUS, JANTHECLA, AND DESCRIPTION OF A NEW SPECIES (LYCAENIDAE). Journal of the Lepidopterists' Society 45(1): 11-33</text:p>
          </table:table-cell>
        </table:table-row>
        <table:table-row table:style-name="ro1">
          <table:table-cell office:value-type="string" calcext:value-type="string">
            <text:p>Janthecla malvina</text:p>
          </table:table-cell>
          <table:table-cell office:value-type="string" calcext:value-type="string">
            <text:p><text:a xlink:href="https://entomology.si.edu/StaffPages/Robbins/1991_RobbinsVenables_Synopsis.pdf" xlink:type="simple">https://entomology.si.edu/StaffPages/Robbins/1991_RobbinsVenables_Synopsis.pdf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Distribuida en varios paises amazónicos y el escudo Guayanes. </text:p>
          </table:table-cell>
          <table:table-cell office:value-type="string" calcext:value-type="string">
            <text:p>Robbins &amp; Venables (1991) SYNOPSIS OF A NEW NEOTROPICAL HAIRSTREAK GENUS, JANTHECLA, AND DESCRIPTION OF A NEW SPECIES (LYCAENIDAE). Journal of the Lepidopterists' Society 45(1): 11-33</text:p>
          </table:table-cell>
        </table:table-row>
        <table:table-row table:style-name="ro1">
          <table:table-cell office:value-type="string" calcext:value-type="string">
            <text:p>Janthecla sista</text:p>
          </table:table-cell>
          <table:table-cell office:value-type="string" calcext:value-type="string">
            <text:p><text:a xlink:href="https://entomology.si.edu/StaffPages/Robbins/1991_RobbinsVenables_Synopsis.pdf" xlink:type="simple">https://entomology.si.edu/StaffPages/Robbins/1991_RobbinsVenables_Synopsis.pdf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Distribuida en varios paises amazónicos y el escudo Guayanes. </text:p>
          </table:table-cell>
          <table:table-cell office:value-type="string" calcext:value-type="string">
            <text:p>Robbins &amp; Venables (1991) SYNOPSIS OF A NEW NEOTROPICAL HAIRSTREAK GENUS, JANTHECLA, AND DESCRIPTION OF A NEW SPECIES (LYCAENIDAE). Journal of the Lepidopterists' Society 45(1): 11-33</text:p>
          </table:table-cell>
        </table:table-row>
        <table:table-row table:style-name="ro1">
          <table:table-cell office:value-type="string" calcext:value-type="string">
            <text:p>Janthecla rocena</text:p>
          </table:table-cell>
          <table:table-cell office:value-type="string" calcext:value-type="string">
            <text:p><text:a xlink:href="https://entomology.si.edu/StaffPages/Robbins/1991_RobbinsVenables_Synopsis.pdf" xlink:type="simple">https://entomology.si.edu/StaffPages/Robbins/1991_RobbinsVenables_Synopsis.pdf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Distribuida desde México hasta Brasil.</text:p>
          </table:table-cell>
          <table:table-cell office:value-type="string" calcext:value-type="string">
            <text:p>Robbins &amp; Venables (1991) SYNOPSIS OF A NEW NEOTROPICAL HAIRSTREAK GENUS, JANTHECLA, AND DESCRIPTION OF A NEW SPECIES (LYCAENIDAE). Journal of the Lepidopterists' Society 45(1): 11-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14:04:47.503749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R Ferrer Paris</meta:initial-creator>
    <meta:creation-date>2017-05-18T19:53:50.301468414</meta:creation-date>
    <dc:date>2017-05-28T07:43:57.826074274</dc:date>
    <dc:creator>J R Ferrer Paris</dc:creator>
    <meta:editing-duration>P1DT11H51M27S</meta:editing-duration>
    <meta:editing-cycles>10</meta:editing-cycles>
    <meta:generator>LibreOffice/4.3.3.2$Linux_X86_64 LibreOffice_project/430m0$Build-2</meta:generator>
    <meta:document-statistic meta:table-count="1" meta:cell-count="264" meta:object-count="0"/>
  </office:meta>
</office:document-meta>
</file>